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ROPHET</text:p>
          </table:table-cell>
          <table:table-cell office:value-type="float" office:value="2" calcext:value-type="float">
            <text:p>2</text:p>
          </table:table-cell>
          <table:table-cell office:value-type="float" office:value="119.20726" calcext:value-type="float">
            <text:p>119.20726</text:p>
          </table:table-cell>
          <table:table-cell office:value-type="float" office:value="1009.43775" calcext:value-type="float">
            <text:p>1009.43775</text:p>
          </table:table-cell>
          <table:table-cell office:value-type="float" office:value="160.09704" calcext:value-type="float">
            <text:p>160.09704</text:p>
          </table:table-cell>
          <table:table-cell office:value-type="float" office:value="66556.33539" calcext:value-type="float">
            <text:p>66556.33539</text:p>
          </table:table-cell>
          <table:table-cell office:value-type="float" office:value="250.3238" calcext:value-type="float">
            <text:p>250.3238</text:p>
          </table:table-cell>
          <table:table-cell office:value-type="float" office:value="0.48815" calcext:value-type="float">
            <text:p>0.48815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 office:value-type="float" office:value="6" calcext:value-type="float">
            <text:p>6</text:p>
          </table:table-cell>
          <table:table-cell office:value-type="float" office:value="148.36279" calcext:value-type="float">
            <text:p>148.36279</text:p>
          </table:table-cell>
          <table:table-cell office:value-type="float" office:value="1268.18748" calcext:value-type="float">
            <text:p>1268.18748</text:p>
          </table:table-cell>
          <table:table-cell office:value-type="float" office:value="160.09704" calcext:value-type="float">
            <text:p>160.09704</text:p>
          </table:table-cell>
          <table:table-cell office:value-type="float" office:value="66556.33539" calcext:value-type="float">
            <text:p>66556.33539</text:p>
          </table:table-cell>
          <table:table-cell office:value-type="float" office:value="250.3238" calcext:value-type="float">
            <text:p>250.3238</text:p>
          </table:table-cell>
          <table:table-cell office:value-type="float" office:value="0.48815" calcext:value-type="float">
            <text:p>0.48815</text:p>
          </table:table-cell>
        </table:table-row>
        <table:table-row table:style-name="ro1">
          <table:table-cell office:value-type="string" calcext:value-type="string">
            <text:p>PROPHET</text:p>
          </table:table-cell>
          <table:table-cell office:value-type="float" office:value="13" calcext:value-type="float">
            <text:p>13</text:p>
          </table:table-cell>
          <table:table-cell office:value-type="float" office:value="220.02437" calcext:value-type="float">
            <text:p>220.02437</text:p>
          </table:table-cell>
          <table:table-cell office:value-type="float" office:value="2145.33001" calcext:value-type="float">
            <text:p>2145.33001</text:p>
          </table:table-cell>
          <table:table-cell office:value-type="float" office:value="160.09704" calcext:value-type="float">
            <text:p>160.09704</text:p>
          </table:table-cell>
          <table:table-cell office:value-type="float" office:value="66556.33539" calcext:value-type="float">
            <text:p>66556.33539</text:p>
          </table:table-cell>
          <table:table-cell office:value-type="float" office:value="250.3238" calcext:value-type="float">
            <text:p>250.3238</text:p>
          </table:table-cell>
          <table:table-cell office:value-type="float" office:value="0.48815" calcext:value-type="float">
            <text:p>0.48815</text:p>
          </table:table-cell>
        </table:table-row>
        <table:table-row table:style-name="ro1">
          <table:table-cell office:value-type="string" calcext:value-type="string">
            <text:p>ARIMA</text:p>
          </table:table-cell>
          <table:table-cell office:value-type="float" office:value="2" calcext:value-type="float">
            <text:p>2</text:p>
          </table:table-cell>
          <table:table-cell office:value-type="float" office:value="131.27598" calcext:value-type="float">
            <text:p>131.27598</text:p>
          </table:table-cell>
          <table:table-cell office:value-type="float" office:value="1494.04892" calcext:value-type="float">
            <text:p>1494.04892</text:p>
          </table:table-cell>
          <table:table-cell office:value-type="float" office:value="160.85072" calcext:value-type="float">
            <text:p>160.85072</text:p>
          </table:table-cell>
          <table:table-cell office:value-type="float" office:value="65751.56229" calcext:value-type="float">
            <text:p>65751.56229</text:p>
          </table:table-cell>
          <table:table-cell office:value-type="float" office:value="252.58181" calcext:value-type="float">
            <text:p>252.58181</text:p>
          </table:table-cell>
          <table:table-cell office:value-type="float" office:value="0.50065" calcext:value-type="float">
            <text:p>0.50065</text:p>
          </table:table-cell>
        </table:table-row>
        <table:table-row table:style-name="ro1">
          <table:table-cell office:value-type="string" calcext:value-type="string">
            <text:p>ARIMA</text:p>
          </table:table-cell>
          <table:table-cell office:value-type="float" office:value="6" calcext:value-type="float">
            <text:p>6</text:p>
          </table:table-cell>
          <table:table-cell office:value-type="float" office:value="156.27838" calcext:value-type="float">
            <text:p>156.27838</text:p>
          </table:table-cell>
          <table:table-cell office:value-type="float" office:value="1522.52193" calcext:value-type="float">
            <text:p>1522.52193</text:p>
          </table:table-cell>
          <table:table-cell office:value-type="float" office:value="160.85072" calcext:value-type="float">
            <text:p>160.85072</text:p>
          </table:table-cell>
          <table:table-cell office:value-type="float" office:value="65751.56229" calcext:value-type="float">
            <text:p>65751.56229</text:p>
          </table:table-cell>
          <table:table-cell office:value-type="float" office:value="252.58181" calcext:value-type="float">
            <text:p>252.58181</text:p>
          </table:table-cell>
          <table:table-cell office:value-type="float" office:value="0.50065" calcext:value-type="float">
            <text:p>0.50065</text:p>
          </table:table-cell>
        </table:table-row>
        <table:table-row table:style-name="ro1">
          <table:table-cell office:value-type="string" calcext:value-type="string">
            <text:p>ARIMA</text:p>
          </table:table-cell>
          <table:table-cell office:value-type="float" office:value="13" calcext:value-type="float">
            <text:p>13</text:p>
          </table:table-cell>
          <table:table-cell office:value-type="float" office:value="206.71284" calcext:value-type="float">
            <text:p>206.71284</text:p>
          </table:table-cell>
          <table:table-cell office:value-type="float" office:value="1904.07756" calcext:value-type="float">
            <text:p>1904.07756</text:p>
          </table:table-cell>
          <table:table-cell office:value-type="float" office:value="160.85072" calcext:value-type="float">
            <text:p>160.85072</text:p>
          </table:table-cell>
          <table:table-cell office:value-type="float" office:value="65751.56229" calcext:value-type="float">
            <text:p>65751.56229</text:p>
          </table:table-cell>
          <table:table-cell office:value-type="float" office:value="252.58181" calcext:value-type="float">
            <text:p>252.58181</text:p>
          </table:table-cell>
          <table:table-cell office:value-type="float" office:value="0.50065" calcext:value-type="float">
            <text:p>0.5006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" calcext:value-type="float">
            <text:p>2</text:p>
          </table:table-cell>
          <table:table-cell office:value-type="float" office:value="247.20121" calcext:value-type="float">
            <text:p>247.20121</text:p>
          </table:table-cell>
          <table:table-cell office:value-type="float" office:value="96.15374" calcext:value-type="float">
            <text:p>96.15374</text:p>
          </table:table-cell>
          <table:table-cell office:value-type="float" office:value="247.20121" calcext:value-type="float">
            <text:p>247.20121</text:p>
          </table:table-cell>
          <table:table-cell office:value-type="float" office:value="123436.63306" calcext:value-type="float">
            <text:p>123436.63306</text:p>
          </table:table-cell>
          <table:table-cell office:value-type="float" office:value="325.91869" calcext:value-type="float">
            <text:p>325.91869</text:p>
          </table:table-cell>
          <table:table-cell office:value-type="float" office:value="-3.2245" calcext:value-type="float">
            <text:p>-3.224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" calcext:value-type="float">
            <text:p>6</text:p>
          </table:table-cell>
          <table:table-cell office:value-type="float" office:value="258.95097" calcext:value-type="float">
            <text:p>258.95097</text:p>
          </table:table-cell>
          <table:table-cell office:value-type="float" office:value="103.82965" calcext:value-type="float">
            <text:p>103.82965</text:p>
          </table:table-cell>
          <table:table-cell office:value-type="float" office:value="258.95097" calcext:value-type="float">
            <text:p>258.95097</text:p>
          </table:table-cell>
          <table:table-cell office:value-type="float" office:value="136841.33801" calcext:value-type="float">
            <text:p>136841.33801</text:p>
          </table:table-cell>
          <table:table-cell office:value-type="float" office:value="340.94641" calcext:value-type="float">
            <text:p>340.94641</text:p>
          </table:table-cell>
          <table:table-cell office:value-type="float" office:value="-3.58169" calcext:value-type="float">
            <text:p>-3.5816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" calcext:value-type="float">
            <text:p>13</text:p>
          </table:table-cell>
          <table:table-cell office:value-type="float" office:value="277.15968" calcext:value-type="float">
            <text:p>277.15968</text:p>
          </table:table-cell>
          <table:table-cell office:value-type="float" office:value="117.00092" calcext:value-type="float">
            <text:p>117.00092</text:p>
          </table:table-cell>
          <table:table-cell office:value-type="float" office:value="277.15968" calcext:value-type="float">
            <text:p>277.15968</text:p>
          </table:table-cell>
          <table:table-cell office:value-type="float" office:value="157945.00511" calcext:value-type="float">
            <text:p>157945.00511</text:p>
          </table:table-cell>
          <table:table-cell office:value-type="float" office:value="362.97552" calcext:value-type="float">
            <text:p>362.97552</text:p>
          </table:table-cell>
          <table:table-cell office:value-type="float" office:value="-4.22433" calcext:value-type="float">
            <text:p>-4.22433</text:p>
          </table:table-cell>
        </table:table-row>
        <table:table-row table:style-name="ro1">
          <table:table-cell office:value-type="string" calcext:value-type="string">
            <text:p>AVG_WINDOW</text:p>
          </table:table-cell>
          <table:table-cell office:value-type="float" office:value="2" calcext:value-type="float">
            <text:p>2</text:p>
          </table:table-cell>
          <table:table-cell office:value-type="float" office:value="80.88499" calcext:value-type="float">
            <text:p>80.88499</text:p>
          </table:table-cell>
          <table:table-cell office:value-type="float" office:value="55.06405" calcext:value-type="float">
            <text:p>55.06405</text:p>
          </table:table-cell>
          <table:table-cell office:value-type="float" office:value="80.88499" calcext:value-type="float">
            <text:p>80.88499</text:p>
          </table:table-cell>
          <table:table-cell office:value-type="float" office:value="17582.07815" calcext:value-type="float">
            <text:p>17582.07815</text:p>
          </table:table-cell>
          <table:table-cell office:value-type="float" office:value="111.14667" calcext:value-type="float">
            <text:p>111.14667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AVG_WINDOW</text:p>
          </table:table-cell>
          <table:table-cell office:value-type="float" office:value="6" calcext:value-type="float">
            <text:p>6</text:p>
          </table:table-cell>
          <table:table-cell office:value-type="float" office:value="104.08898" calcext:value-type="float">
            <text:p>104.08898</text:p>
          </table:table-cell>
          <table:table-cell office:value-type="float" office:value="68.43502" calcext:value-type="float">
            <text:p>68.43502</text:p>
          </table:table-cell>
          <table:table-cell office:value-type="float" office:value="104.08898" calcext:value-type="float">
            <text:p>104.08898</text:p>
          </table:table-cell>
          <table:table-cell office:value-type="float" office:value="27845.79148" calcext:value-type="float">
            <text:p>27845.79148</text:p>
          </table:table-cell>
          <table:table-cell office:value-type="float" office:value="142.3749" calcext:value-type="float">
            <text:p>142.3749</text:p>
          </table:table-cell>
          <table:table-cell office:value-type="float" office:value="0.54764" calcext:value-type="float">
            <text:p>0.54764</text:p>
          </table:table-cell>
        </table:table-row>
        <table:table-row table:style-name="ro1">
          <table:table-cell office:value-type="string" calcext:value-type="string">
            <text:p>AVG_WINDOW</text:p>
          </table:table-cell>
          <table:table-cell office:value-type="float" office:value="13" calcext:value-type="float">
            <text:p>13</text:p>
          </table:table-cell>
          <table:table-cell office:value-type="float" office:value="144.8808" calcext:value-type="float">
            <text:p>144.8808</text:p>
          </table:table-cell>
          <table:table-cell office:value-type="float" office:value="91.36271" calcext:value-type="float">
            <text:p>91.36271</text:p>
          </table:table-cell>
          <table:table-cell office:value-type="float" office:value="144.8808" calcext:value-type="float">
            <text:p>144.8808</text:p>
          </table:table-cell>
          <table:table-cell office:value-type="float" office:value="51807.75187" calcext:value-type="float">
            <text:p>51807.75187</text:p>
          </table:table-cell>
          <table:table-cell office:value-type="float" office:value="196.63311" calcext:value-type="float">
            <text:p>196.63311</text:p>
          </table:table-cell>
          <table:table-cell office:value-type="float" office:value="-0.02192" calcext:value-type="float">
            <text:p>-0.02192</text:p>
          </table:table-cell>
        </table:table-row>
        <table:table-row table:style-name="ro1">
          <table:table-cell office:value-type="string" calcext:value-type="string">
            <text:p>LAST_DAY</text:p>
          </table:table-cell>
          <table:table-cell office:value-type="float" office:value="2" calcext:value-type="float">
            <text:p>2</text:p>
          </table:table-cell>
          <table:table-cell office:value-type="float" office:value="118.80536" calcext:value-type="float">
            <text:p>118.80536</text:p>
          </table:table-cell>
          <table:table-cell office:value-type="float" office:value="70.50385" calcext:value-type="float">
            <text:p>70.50385</text:p>
          </table:table-cell>
          <table:table-cell office:value-type="float" office:value="118.80536" calcext:value-type="float">
            <text:p>118.80536</text:p>
          </table:table-cell>
          <table:table-cell office:value-type="float" office:value="33489.21726" calcext:value-type="float">
            <text:p>33489.21726</text:p>
          </table:table-cell>
          <table:table-cell office:value-type="float" office:value="158.56339" calcext:value-type="float">
            <text:p>158.56339</text:p>
          </table:table-cell>
          <table:table-cell office:value-type="float" office:value="0.63895" calcext:value-type="float">
            <text:p>0.63895</text:p>
          </table:table-cell>
        </table:table-row>
        <table:table-row table:style-name="ro1">
          <table:table-cell office:value-type="string" calcext:value-type="string">
            <text:p>LAST_DAY</text:p>
          </table:table-cell>
          <table:table-cell office:value-type="float" office:value="6" calcext:value-type="float">
            <text:p>6</text:p>
          </table:table-cell>
          <table:table-cell office:value-type="float" office:value="73.64726" calcext:value-type="float">
            <text:p>73.64726</text:p>
          </table:table-cell>
          <table:table-cell office:value-type="float" office:value="41.31508" calcext:value-type="float">
            <text:p>41.31508</text:p>
          </table:table-cell>
          <table:table-cell office:value-type="float" office:value="73.64726" calcext:value-type="float">
            <text:p>73.64726</text:p>
          </table:table-cell>
          <table:table-cell office:value-type="float" office:value="13423.31921" calcext:value-type="float">
            <text:p>13423.31921</text:p>
          </table:table-cell>
          <table:table-cell office:value-type="float" office:value="102.0893" calcext:value-type="float">
            <text:p>102.0893</text:p>
          </table:table-cell>
          <table:table-cell office:value-type="float" office:value="0.8395" calcext:value-type="float">
            <text:p>0.8395</text:p>
          </table:table-cell>
        </table:table-row>
        <table:table-row table:style-name="ro1">
          <table:table-cell office:value-type="string" calcext:value-type="string">
            <text:p>LAST_DAY</text:p>
          </table:table-cell>
          <table:table-cell office:value-type="float" office:value="13" calcext:value-type="float">
            <text:p>13</text:p>
          </table:table-cell>
          <table:table-cell office:value-type="float" office:value="120.98631" calcext:value-type="float">
            <text:p>120.98631</text:p>
          </table:table-cell>
          <table:table-cell office:value-type="float" office:value="72.98272" calcext:value-type="float">
            <text:p>72.98272</text:p>
          </table:table-cell>
          <table:table-cell office:value-type="float" office:value="120.98631" calcext:value-type="float">
            <text:p>120.98631</text:p>
          </table:table-cell>
          <table:table-cell office:value-type="float" office:value="35620.94427" calcext:value-type="float">
            <text:p>35620.94427</text:p>
          </table:table-cell>
          <table:table-cell office:value-type="float" office:value="164.77594" calcext:value-type="float">
            <text:p>164.77594</text:p>
          </table:table-cell>
          <table:table-cell office:value-type="float" office:value="0.46649" calcext:value-type="float">
            <text:p>0.46649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2" calcext:value-type="float">
            <text:p>2</text:p>
          </table:table-cell>
          <table:table-cell office:value-type="float" office:value="341.55987" calcext:value-type="float">
            <text:p>341.55987</text:p>
          </table:table-cell>
          <table:table-cell office:value-type="float" office:value="180.28125" calcext:value-type="float">
            <text:p>180.28125</text:p>
          </table:table-cell>
          <table:table-cell office:value-type="float" office:value="341.55987" calcext:value-type="float">
            <text:p>341.55987</text:p>
          </table:table-cell>
          <table:table-cell office:value-type="float" office:value="270161.68677" calcext:value-type="float">
            <text:p>270161.68677</text:p>
          </table:table-cell>
          <table:table-cell office:value-type="float" office:value="467.71103" calcext:value-type="float">
            <text:p>467.71103</text:p>
          </table:table-cell>
          <table:table-cell office:value-type="float" office:value="-0.97872" calcext:value-type="float">
            <text:p>-0.97872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" calcext:value-type="float">
            <text:p>6</text:p>
          </table:table-cell>
          <table:table-cell office:value-type="float" office:value="348.35579" calcext:value-type="float">
            <text:p>348.35579</text:p>
          </table:table-cell>
          <table:table-cell office:value-type="float" office:value="177.0104" calcext:value-type="float">
            <text:p>177.0104</text:p>
          </table:table-cell>
          <table:table-cell office:value-type="float" office:value="348.35579" calcext:value-type="float">
            <text:p>348.35579</text:p>
          </table:table-cell>
          <table:table-cell office:value-type="float" office:value="276520.23793" calcext:value-type="float">
            <text:p>276520.23793</text:p>
          </table:table-cell>
          <table:table-cell office:value-type="float" office:value="476.82393" calcext:value-type="float">
            <text:p>476.82393</text:p>
          </table:table-cell>
          <table:table-cell office:value-type="float" office:value="-0.99919" calcext:value-type="float">
            <text:p>-0.99919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13" calcext:value-type="float">
            <text:p>13</text:p>
          </table:table-cell>
          <table:table-cell office:value-type="float" office:value="360.27657" calcext:value-type="float">
            <text:p>360.27657</text:p>
          </table:table-cell>
          <table:table-cell office:value-type="float" office:value="171.15818" calcext:value-type="float">
            <text:p>171.15818</text:p>
          </table:table-cell>
          <table:table-cell office:value-type="float" office:value="360.27656" calcext:value-type="float">
            <text:p>360.27656</text:p>
          </table:table-cell>
          <table:table-cell office:value-type="float" office:value="288108.2219" calcext:value-type="float">
            <text:p>288108.2219</text:p>
          </table:table-cell>
          <table:table-cell office:value-type="float" office:value="492.89564" calcext:value-type="float">
            <text:p>492.89564</text:p>
          </table:table-cell>
          <table:table-cell office:value-type="float" office:value="-1.03109" calcext:value-type="float">
            <text:p>-1.03109</text:p>
          </table:table-cell>
        </table:table-row>
        <table:table-row table:style-name="ro1">
          <table:table-cell office:value-type="string" calcext:value-type="string">
            <text:p>MPNN</text:p>
          </table:table-cell>
          <table:table-cell office:value-type="float" office:value="2" calcext:value-type="float">
            <text:p>2</text:p>
          </table:table-cell>
          <table:table-cell office:value-type="float" office:value="78.44608" calcext:value-type="float">
            <text:p>78.44608</text:p>
          </table:table-cell>
          <table:table-cell office:value-type="float" office:value="56.95194" calcext:value-type="float">
            <text:p>56.95194</text:p>
          </table:table-cell>
          <table:table-cell office:value-type="float" office:value="78.44608" calcext:value-type="float">
            <text:p>78.44608</text:p>
          </table:table-cell>
          <table:table-cell office:value-type="float" office:value="17956.5939" calcext:value-type="float">
            <text:p>17956.5939</text:p>
          </table:table-cell>
          <table:table-cell office:value-type="float" office:value="108.42035" calcext:value-type="float">
            <text:p>108.42035</text:p>
          </table:table-cell>
          <table:table-cell office:value-type="float" office:value="0.84538" calcext:value-type="float">
            <text:p>0.84538</text:p>
          </table:table-cell>
        </table:table-row>
        <table:table-row table:style-name="ro1">
          <table:table-cell office:value-type="string" calcext:value-type="string">
            <text:p>MPNN</text:p>
          </table:table-cell>
          <table:table-cell office:value-type="float" office:value="6" calcext:value-type="float">
            <text:p>6</text:p>
          </table:table-cell>
          <table:table-cell office:value-type="float" office:value="87.2412" calcext:value-type="float">
            <text:p>87.2412</text:p>
          </table:table-cell>
          <table:table-cell office:value-type="float" office:value="58.04102" calcext:value-type="float">
            <text:p>58.04102</text:p>
          </table:table-cell>
          <table:table-cell office:value-type="float" office:value="87.2412" calcext:value-type="float">
            <text:p>87.2412</text:p>
          </table:table-cell>
          <table:table-cell office:value-type="float" office:value="20430.41948" calcext:value-type="float">
            <text:p>20430.41948</text:p>
          </table:table-cell>
          <table:table-cell office:value-type="float" office:value="120.76062" calcext:value-type="float">
            <text:p>120.76062</text:p>
          </table:table-cell>
          <table:table-cell office:value-type="float" office:value="0.77186" calcext:value-type="float">
            <text:p>0.77186</text:p>
          </table:table-cell>
        </table:table-row>
        <table:table-row table:style-name="ro1">
          <table:table-cell office:value-type="string" calcext:value-type="string">
            <text:p>MPNN</text:p>
          </table:table-cell>
          <table:table-cell office:value-type="float" office:value="13" calcext:value-type="float">
            <text:p>13</text:p>
          </table:table-cell>
          <table:table-cell office:value-type="float" office:value="122.64737" calcext:value-type="float">
            <text:p>122.64737</text:p>
          </table:table-cell>
          <table:table-cell office:value-type="float" office:value="80.34466" calcext:value-type="float">
            <text:p>80.34466</text:p>
          </table:table-cell>
          <table:table-cell office:value-type="float" office:value="122.64737" calcext:value-type="float">
            <text:p>122.64737</text:p>
          </table:table-cell>
          <table:table-cell office:value-type="float" office:value="39534.55792" calcext:value-type="float">
            <text:p>39534.55792</text:p>
          </table:table-cell>
          <table:table-cell office:value-type="float" office:value="169.5264" calcext:value-type="float">
            <text:p>169.5264</text:p>
          </table:table-cell>
          <table:table-cell office:value-type="float" office:value="0.46481" calcext:value-type="float">
            <text:p>0.46481</text:p>
          </table:table-cell>
        </table:table-row>
        <table:table-row table:style-name="ro1">
          <table:table-cell office:value-type="string" calcext:value-type="string">
            <text:p>MPNN_LSTM</text:p>
          </table:table-cell>
          <table:table-cell office:value-type="float" office:value="2" calcext:value-type="float">
            <text:p>2</text:p>
          </table:table-cell>
          <table:table-cell office:value-type="float" office:value="78.19356" calcext:value-type="float">
            <text:p>78.19356</text:p>
          </table:table-cell>
          <table:table-cell office:value-type="float" office:value="57.2453" calcext:value-type="float">
            <text:p>57.2453</text:p>
          </table:table-cell>
          <table:table-cell office:value-type="float" office:value="78.19356" calcext:value-type="float">
            <text:p>78.19356</text:p>
          </table:table-cell>
          <table:table-cell office:value-type="float" office:value="17711.80066" calcext:value-type="float">
            <text:p>17711.80066</text:p>
          </table:table-cell>
          <table:table-cell office:value-type="float" office:value="107.42567" calcext:value-type="float">
            <text:p>107.42567</text:p>
          </table:table-cell>
          <table:table-cell office:value-type="float" office:value="0.84777" calcext:value-type="float">
            <text:p>0.84777</text:p>
          </table:table-cell>
        </table:table-row>
        <table:table-row table:style-name="ro1">
          <table:table-cell office:value-type="string" calcext:value-type="string">
            <text:p>MPNN_LSTM</text:p>
          </table:table-cell>
          <table:table-cell office:value-type="float" office:value="6" calcext:value-type="float">
            <text:p>6</text:p>
          </table:table-cell>
          <table:table-cell office:value-type="float" office:value="85.4237" calcext:value-type="float">
            <text:p>85.4237</text:p>
          </table:table-cell>
          <table:table-cell office:value-type="float" office:value="64.13775" calcext:value-type="float">
            <text:p>64.13775</text:p>
          </table:table-cell>
          <table:table-cell office:value-type="float" office:value="85.4237" calcext:value-type="float">
            <text:p>85.4237</text:p>
          </table:table-cell>
          <table:table-cell office:value-type="float" office:value="21347.58352" calcext:value-type="float">
            <text:p>21347.58352</text:p>
          </table:table-cell>
          <table:table-cell office:value-type="float" office:value="117.34434" calcext:value-type="float">
            <text:p>117.34434</text:p>
          </table:table-cell>
          <table:table-cell office:value-type="float" office:value="0.84714" calcext:value-type="float">
            <text:p>0.84714</text:p>
          </table:table-cell>
        </table:table-row>
        <table:table-row table:style-name="ro1">
          <table:table-cell office:value-type="string" calcext:value-type="string">
            <text:p>MPNN_LSTM</text:p>
          </table:table-cell>
          <table:table-cell office:value-type="float" office:value="13" calcext:value-type="float">
            <text:p>13</text:p>
          </table:table-cell>
          <table:table-cell office:value-type="float" office:value="87.06632" calcext:value-type="float">
            <text:p>87.06632</text:p>
          </table:table-cell>
          <table:table-cell office:value-type="float" office:value="57.79125" calcext:value-type="float">
            <text:p>57.79125</text:p>
          </table:table-cell>
          <table:table-cell office:value-type="float" office:value="87.06632" calcext:value-type="float">
            <text:p>87.06632</text:p>
          </table:table-cell>
          <table:table-cell office:value-type="float" office:value="20935.61595" calcext:value-type="float">
            <text:p>20935.61595</text:p>
          </table:table-cell>
          <table:table-cell office:value-type="float" office:value="120.71224" calcext:value-type="float">
            <text:p>120.71224</text:p>
          </table:table-cell>
          <table:table-cell office:value-type="float" office:value="0.84808" calcext:value-type="float">
            <text:p>0.84808</text:p>
          </table:table-cell>
        </table:table-row>
        <table:table-row table:style-name="ro1">
          <table:table-cell office:value-type="string" calcext:value-type="string">
            <text:p>MGNN</text:p>
          </table:table-cell>
          <table:table-cell office:value-type="float" office:value="2" calcext:value-type="float">
            <text:p>2</text:p>
          </table:table-cell>
          <table:table-cell office:value-type="float" office:value="80.6595" calcext:value-type="float">
            <text:p>80.6595</text:p>
          </table:table-cell>
          <table:table-cell office:value-type="float" office:value="58.21832" calcext:value-type="float">
            <text:p>58.21832</text:p>
          </table:table-cell>
          <table:table-cell office:value-type="float" office:value="80.6595" calcext:value-type="float">
            <text:p>80.6595</text:p>
          </table:table-cell>
          <table:table-cell office:value-type="float" office:value="18881.66656" calcext:value-type="float">
            <text:p>18881.66656</text:p>
          </table:table-cell>
          <table:table-cell office:value-type="float" office:value="111.49562" calcext:value-type="float">
            <text:p>111.49562</text:p>
          </table:table-cell>
          <table:table-cell office:value-type="float" office:value="0.82511" calcext:value-type="float">
            <text:p>0.82511</text:p>
          </table:table-cell>
        </table:table-row>
        <table:table-row table:style-name="ro1">
          <table:table-cell office:value-type="string" calcext:value-type="string">
            <text:p>MGNN</text:p>
          </table:table-cell>
          <table:table-cell office:value-type="float" office:value="6" calcext:value-type="float">
            <text:p>6</text:p>
          </table:table-cell>
          <table:table-cell office:value-type="float" office:value="87.54402" calcext:value-type="float">
            <text:p>87.54402</text:p>
          </table:table-cell>
          <table:table-cell office:value-type="float" office:value="59.96442" calcext:value-type="float">
            <text:p>59.96442</text:p>
          </table:table-cell>
          <table:table-cell office:value-type="float" office:value="87.54402" calcext:value-type="float">
            <text:p>87.54402</text:p>
          </table:table-cell>
          <table:table-cell office:value-type="float" office:value="20897.35479" calcext:value-type="float">
            <text:p>20897.35479</text:p>
          </table:table-cell>
          <table:table-cell office:value-type="float" office:value="121.09765" calcext:value-type="float">
            <text:p>121.09765</text:p>
          </table:table-cell>
          <table:table-cell office:value-type="float" office:value="0.72562" calcext:value-type="float">
            <text:p>0.72562</text:p>
          </table:table-cell>
        </table:table-row>
        <table:table-row table:style-name="ro1">
          <table:table-cell office:value-type="string" calcext:value-type="string">
            <text:p>MGNN</text:p>
          </table:table-cell>
          <table:table-cell office:value-type="float" office:value="13" calcext:value-type="float">
            <text:p>13</text:p>
          </table:table-cell>
          <table:table-cell office:value-type="float" office:value="128.37912" calcext:value-type="float">
            <text:p>128.37912</text:p>
          </table:table-cell>
          <table:table-cell office:value-type="float" office:value="80.87225" calcext:value-type="float">
            <text:p>80.87225</text:p>
          </table:table-cell>
          <table:table-cell office:value-type="float" office:value="128.37912" calcext:value-type="float">
            <text:p>128.37912</text:p>
          </table:table-cell>
          <table:table-cell office:value-type="float" office:value="41530.33773" calcext:value-type="float">
            <text:p>41530.33773</text:p>
          </table:table-cell>
          <table:table-cell office:value-type="float" office:value="175.79678" calcext:value-type="float">
            <text:p>175.79678</text:p>
          </table:table-cell>
          <table:table-cell office:value-type="float" office:value="0.31867" calcext:value-type="float">
            <text:p>0.31867</text:p>
          </table:table-cell>
        </table:table-row>
        <table:table-row table:style-name="ro1">
          <table:table-cell office:value-type="string" calcext:value-type="string">
            <text:p>TMGNN</text:p>
          </table:table-cell>
          <table:table-cell office:value-type="float" office:value="2" calcext:value-type="float">
            <text:p>2</text:p>
          </table:table-cell>
          <table:table-cell office:value-type="float" office:value="78.35205" calcext:value-type="float">
            <text:p>78.35205</text:p>
          </table:table-cell>
          <table:table-cell office:value-type="float" office:value="57.5891" calcext:value-type="float">
            <text:p>57.5891</text:p>
          </table:table-cell>
          <table:table-cell office:value-type="float" office:value="78.35205" calcext:value-type="float">
            <text:p>78.35205</text:p>
          </table:table-cell>
          <table:table-cell office:value-type="float" office:value="17789.30801" calcext:value-type="float">
            <text:p>17789.30801</text:p>
          </table:table-cell>
          <table:table-cell office:value-type="float" office:value="107.96548" calcext:value-type="float">
            <text:p>107.96548</text:p>
          </table:table-cell>
          <table:table-cell office:value-type="float" office:value="0.84595" calcext:value-type="float">
            <text:p>0.84595</text:p>
          </table:table-cell>
        </table:table-row>
        <table:table-row table:style-name="ro1">
          <table:table-cell office:value-type="string" calcext:value-type="string">
            <text:p>TMGNN</text:p>
          </table:table-cell>
          <table:table-cell office:value-type="float" office:value="6" calcext:value-type="float">
            <text:p>6</text:p>
          </table:table-cell>
          <table:table-cell office:value-type="float" office:value="83.98417" calcext:value-type="float">
            <text:p>83.98417</text:p>
          </table:table-cell>
          <table:table-cell office:value-type="float" office:value="60.95059" calcext:value-type="float">
            <text:p>60.95059</text:p>
          </table:table-cell>
          <table:table-cell office:value-type="float" office:value="83.98417" calcext:value-type="float">
            <text:p>83.98417</text:p>
          </table:table-cell>
          <table:table-cell office:value-type="float" office:value="20416.92651" calcext:value-type="float">
            <text:p>20416.92651</text:p>
          </table:table-cell>
          <table:table-cell office:value-type="float" office:value="115.99134" calcext:value-type="float">
            <text:p>115.99134</text:p>
          </table:table-cell>
          <table:table-cell office:value-type="float" office:value="0.84916" calcext:value-type="float">
            <text:p>0.84916</text:p>
          </table:table-cell>
        </table:table-row>
        <table:table-row table:style-name="ro1">
          <table:table-cell office:value-type="string" calcext:value-type="string">
            <text:p>TMGNN</text:p>
          </table:table-cell>
          <table:table-cell office:value-type="float" office:value="13" calcext:value-type="float">
            <text:p>13</text:p>
          </table:table-cell>
          <table:table-cell office:value-type="float" office:value="89.26858" calcext:value-type="float">
            <text:p>89.26858</text:p>
          </table:table-cell>
          <table:table-cell office:value-type="float" office:value="61.72416" calcext:value-type="float">
            <text:p>61.72416</text:p>
          </table:table-cell>
          <table:table-cell office:value-type="float" office:value="89.26858" calcext:value-type="float">
            <text:p>89.26858</text:p>
          </table:table-cell>
          <table:table-cell office:value-type="float" office:value="22332.63981" calcext:value-type="float">
            <text:p>22332.63981</text:p>
          </table:table-cell>
          <table:table-cell office:value-type="float" office:value="123.4175" calcext:value-type="float">
            <text:p>123.4175</text:p>
          </table:table-cell>
          <table:table-cell office:value-type="float" office:value="0.84025" calcext:value-type="float">
            <text:p>0.84025</text:p>
          </table:table-cell>
        </table:table-row>
        <table:table-row table:style-name="ro1">
          <table:table-cell office:value-type="string" calcext:value-type="string">
            <text:p>ATMGNN</text:p>
          </table:table-cell>
          <table:table-cell office:value-type="float" office:value="2" calcext:value-type="float">
            <text:p>2</text:p>
          </table:table-cell>
          <table:table-cell office:value-type="float" office:value="80.01228" calcext:value-type="float">
            <text:p>80.01228</text:p>
          </table:table-cell>
          <table:table-cell office:value-type="float" office:value="59.46501" calcext:value-type="float">
            <text:p>59.46501</text:p>
          </table:table-cell>
          <table:table-cell office:value-type="float" office:value="80.01228" calcext:value-type="float">
            <text:p>80.01228</text:p>
          </table:table-cell>
          <table:table-cell office:value-type="float" office:value="18562.68396" calcext:value-type="float">
            <text:p>18562.68396</text:p>
          </table:table-cell>
          <table:table-cell office:value-type="float" office:value="109.94116" calcext:value-type="float">
            <text:p>109.94116</text:p>
          </table:table-cell>
          <table:table-cell office:value-type="float" office:value="0.84302" calcext:value-type="float">
            <text:p>0.84302</text:p>
          </table:table-cell>
        </table:table-row>
        <table:table-row table:style-name="ro1">
          <table:table-cell office:value-type="string" calcext:value-type="string">
            <text:p>ATMGNN</text:p>
          </table:table-cell>
          <table:table-cell office:value-type="float" office:value="6" calcext:value-type="float">
            <text:p>6</text:p>
          </table:table-cell>
          <table:table-cell office:value-type="float" office:value="88.02583" calcext:value-type="float">
            <text:p>88.02583</text:p>
          </table:table-cell>
          <table:table-cell office:value-type="float" office:value="65.5439" calcext:value-type="float">
            <text:p>65.5439</text:p>
          </table:table-cell>
          <table:table-cell office:value-type="float" office:value="88.02583" calcext:value-type="float">
            <text:p>88.02583</text:p>
          </table:table-cell>
          <table:table-cell office:value-type="float" office:value="22511.48777" calcext:value-type="float">
            <text:p>22511.48777</text:p>
          </table:table-cell>
          <table:table-cell office:value-type="float" office:value="121.25065" calcext:value-type="float">
            <text:p>121.25065</text:p>
          </table:table-cell>
          <table:table-cell office:value-type="float" office:value="0.84226" calcext:value-type="float">
            <text:p>0.84226</text:p>
          </table:table-cell>
        </table:table-row>
        <table:table-row table:style-name="ro1">
          <table:table-cell office:value-type="string" calcext:value-type="string">
            <text:p>ATMGNN</text:p>
          </table:table-cell>
          <table:table-cell office:value-type="float" office:value="13" calcext:value-type="float">
            <text:p>13</text:p>
          </table:table-cell>
          <table:table-cell office:value-type="float" office:value="91.35469" calcext:value-type="float">
            <text:p>91.35469</text:p>
          </table:table-cell>
          <table:table-cell office:value-type="float" office:value="63.97943" calcext:value-type="float">
            <text:p>63.97943</text:p>
          </table:table-cell>
          <table:table-cell office:value-type="float" office:value="91.35469" calcext:value-type="float">
            <text:p>91.35469</text:p>
          </table:table-cell>
          <table:table-cell office:value-type="float" office:value="23302.25606" calcext:value-type="float">
            <text:p>23302.25606</text:p>
          </table:table-cell>
          <table:table-cell office:value-type="float" office:value="125.86226" calcext:value-type="float">
            <text:p>125.86226</text:p>
          </table:table-cell>
          <table:table-cell office:value-type="float" office:value="0.83715" calcext:value-type="float">
            <text:p>0.837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0:54:28.916749099</meta:creation-date>
    <dc:date>2023-02-02T21:27:39.030644597</dc:date>
    <meta:editing-duration>PT33M10S</meta:editing-duration>
    <meta:editing-cycles>2</meta:editing-cycles>
    <meta:generator>LibreOffice/7.3.7.2$Linux_X86_64 LibreOffice_project/30$Build-2</meta:generator>
    <meta:document-statistic meta:table-count="1" meta:cell-count="264" meta:object-count="0"/>
  </office:meta>
</office:document-meta>
</file>